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7">
            <text:p>17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7-08_07-42-30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7" office:value-type="string">
            <text:p>2023-07-08_02-12-49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7-08_02-12-44_000.jpg</text:p>
          </table:table-cell>
          <table:table-cell table:style-name="ce27" office:value-type="string">
            <text:p>:m other / log / 寝る前　ウェブ閲覧　記録　（for オナニー） / 了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 office:value-type="string">
            <text:p>2023-07-07_20-48-37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8" office:value-type="string">
            <text:p>2023-07-07_20-48-47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7-08_13-14-00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7-08_07-46-4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8" office:value-type="string">
            <text:p>2023-07-08_07-46-56_000.jpg</text:p>
          </table:table-cell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：左手のゆりに巻き付いている、つる性の植物の、つる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 office:value-type="string">
            <text:p>2023-07-08_15-31-12_000.jpg</text:p>
          </table:table-cell>
          <table:table-cell table:style-name="ce26" office:value-type="string">
            <text:p>:m #*# RES / JVEMV6 64#295_oonin_gunsho / 『群書類従　第二十輯』「応仁記」 著者=続群書類従完成会、発行,校注=~ / p.359 / w=,topic=~,publisher=~,other=memo+:斯波氏。系図；memo+:系図：大内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3">
            <text:p>13</text:p>
          </table:table-cell>
          <table:table-cell table:style-name="ce18" office:value-type="string">
            <text:p>2023-07-08_15-35-25_000.jpg</text:p>
          </table:table-cell>
          <table:table-cell table:style-name="ce26" office:value-type="string">
            <text:p>:PHOTO 記録 / 経過記録 / target=人参：プランターに植えた / other=食用の人参。おせちの際に買ったもの。冷蔵庫。根が生えていた。,occasion=花冠の形。変化、あり。,id=file-id:2023-03-07_11-46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経過記録 / target=人参：プランターに植えた / other=食用の人参。おせちの際に買ったもの。冷蔵庫。根が生えていた。,occasion=花冠の形。変化、あり。,id=file-id:2023-03-07_11-46-57_000.jpg">
            <text:p>:PHOTO 記録 / 経過記録 / target=人参：プランターに植えた / other=食用の人参。おせちの際に買ったもの。冷蔵庫。根が生えていた。,occasion=花冠の形。変化、あり。,id=file-id:2023-03-07_11-46-57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14">
            <text:p>14</text:p>
          </table:table-cell>
          <table:table-cell table:style-name="ce17" office:value-type="string">
            <text:p>2023-07-08_15-35-29_000.jpg</text:p>
          </table:table-cell>
          <table:table-cell table:style-name="ce26" office:value-type="string">
            <text:p>:PHOTO 記録 / 経過記録 / target=人参：プランターに植えた / other=食用の人参。おせちの際に買ったもの。冷蔵庫。根が生えていた。,occasion=花冠の形。変化、あり。,id=file-id:2023-03-07_11-46-57_000.jpg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4];CONCATENATE([.C14];&quot; / &quot;;[.E12]))" office:value-type="string" office:string-value=":PHOTO 記録 / 経過記録 / target=人参：プランターに植えた / other=食用の人参。おせちの際に買ったもの。冷蔵庫。根が生えていた。,occasion=花冠の形。変化、あり。,id=file-id:2023-03-07_11-46-57_000.jpg">
            <text:p>:PHOTO 記録 / 経過記録 / target=人参：プランターに植えた / other=食用の人参。おせちの際に買ったもの。冷蔵庫。根が生えていた。,occasion=花冠の形。変化、あり。,id=file-id:2023-03-07_11-46-57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0" office:value-type="string">
            <text:p>2023-07-08_15-35-34_000.jpg</text:p>
          </table:table-cell>
          <table:table-cell table:style-name="ce26" office:value-type="string">
            <text:p>:PHOTO 記録 / 経過記録 / target=人参：プランターに植えた / other=食用の人参。おせちの際に買ったもの。冷蔵庫。根が生えていた。,occasion=花冠の形。変化、あり。,id=file-id:2023-03-07_11-46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 / 経過記録 / target=人参：プランターに植えた / other=食用の人参。おせちの際に買ったもの。冷蔵庫。根が生えていた。,occasion=花冠の形。変化、あり。,id=file-id:2023-03-07_11-46-57_000.jpg">
            <text:p>:PHOTO 記録 / 経過記録 / target=人参：プランターに植えた / other=食用の人参。おせちの際に買ったもの。冷蔵庫。根が生えていた。,occasion=花冠の形。変化、あり。,id=file-id:2023-03-07_11-46-57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7-08_15-35-45_000.jpg</text:p>
          </table:table-cell>
          <table:table-cell table:style-name="ce26" office:value-type="string">
            <text:p>:PHOTO 記録 / 経過記録 / target=人参：プランターに植えた / other=食用の人参。おせちの際に買ったもの。冷蔵庫。根が生えていた。,occasion=花冠の形。変化、あり。,id=file-id:2023-03-07_11-46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 / 経過記録 / target=人参：プランターに植えた / other=食用の人参。おせちの際に買ったもの。冷蔵庫。根が生えていた。,occasion=花冠の形。変化、あり。,id=file-id:2023-03-07_11-46-57_000.jpg">
            <text:p>:PHOTO 記録 / 経過記録 / target=人参：プランターに植えた / other=食用の人参。おせちの際に買ったもの。冷蔵庫。根が生えていた。,occasion=花冠の形。変化、あり。,id=file-id:2023-03-07_11-46-57_000.jpg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7-08_15-35-52_000.jpg</text:p>
          </table:table-cell>
          <table:table-cell table:style-name="ce26" office:value-type="string">
            <text:p>:PHOTO 記録 / 経過記録 / target=人参：プランターに植えた / other=食用の人参。おせちの際に買ったもの。冷蔵庫。根が生えていた。,occasion=花冠の形。変化、あり。,id=file-id:2023-03-07_11-46-57_000.jpg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 / 経過記録 / target=人参：プランターに植えた / other=食用の人参。おせちの際に買ったもの。冷蔵庫。根が生えていた。,occasion=花冠の形。変化、あり。,id=file-id:2023-03-07_11-46-57_000.jpg">
            <text:p>:PHOTO 記録 / 経過記録 / target=人参：プランターに植えた / other=食用の人参。おせちの際に買ったもの。冷蔵庫。根が生えていた。,occasion=花冠の形。変化、あり。,id=file-id:2023-03-07_11-46-57_000.jpg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7-07_18-44-57_000.mp4</text:p>
          </table:table-cell>
          <table:table-cell table:style-name="ce26" office:value-type="string">
            <text:p>:VIDEO / @自室 / 記録 / jap.flute / 演奏、play / R=1 / genre=melody,for=~,file-piece-id=2023-07-07_18-44-57_000.mp4,memo=~,session=hour-18,recording-id=~,other=~ / follow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VIDEO / @自室 / 記録 / jap.flute / 演奏、play / R=1 / genre=melody,for=~,file-piece-id=2023-07-07_18-44-57_000.mp4,memo=~,session=hour-18,recording-id=~,other=~ / follow~">
            <text:p>:VIDEO / @自室 / 記録 / jap.flute / 演奏、play / R=1 / genre=melody,for=~,file-piece-id=2023-07-07_18-44-57_000.mp4,memo=~,session=hour-18,recording-id=~,other=~ / follow~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7-07_18-47-11_000.mp4</text:p>
          </table:table-cell>
          <table:table-cell table:style-name="ce26" office:value-type="string">
            <text:p>:VIDEO / @自室 / 記録 / jap.flute / 演奏、play / R=2 / genre=melody,for=~,file-piece-id=2023-07-07_18-44-57_000.mp4,memo=~,session=hour-18,recording-id=~,other=~ / follow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VIDEO / @自室 / 記録 / jap.flute / 演奏、play / R=2 / genre=melody,for=~,file-piece-id=2023-07-07_18-44-57_000.mp4,memo=~,session=hour-18,recording-id=~,other=~ / follow~">
            <text:p>:VIDEO / @自室 / 記録 / jap.flute / 演奏、play / R=2 / genre=melody,for=~,file-piece-id=2023-07-07_18-44-57_000.mp4,memo=~,session=hour-18,recording-id=~,other=~ / follow~</text:p>
          </table:table-cell>
          <table:table-cell table:style-name="ce10" table:formula="of:=RIGHT([.B17];[.K17])" office:value-type="string" office:string-value="mp4">
            <text:p>mp4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8" office:value-type="string">
            <text:p>2023-07-07_18-49-31_000.mp4</text:p>
          </table:table-cell>
          <table:table-cell table:style-name="ce26" office:value-type="string">
            <text:p>:VIDEO / @自室 / 記録 / jap.flute / 演奏、play / R=3 / genre=melody,for=~,file-piece-id=2023-07-07_18-44-57_000.mp4,memo=~,session=hour-18,recording-id=~,other=~ / follow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VIDEO / @自室 / 記録 / jap.flute / 演奏、play / R=3 / genre=melody,for=~,file-piece-id=2023-07-07_18-44-57_000.mp4,memo=~,session=hour-18,recording-id=~,other=~ / follow~">
            <text:p>:VIDEO / @自室 / 記録 / jap.flute / 演奏、play / R=3 / genre=melody,for=~,file-piece-id=2023-07-07_18-44-57_000.mp4,memo=~,session=hour-18,recording-id=~,other=~ / follow~</text:p>
          </table:table-cell>
          <table:table-cell table:style-name="ce10" table:formula="of:=RIGHT([.B18];[.K18])" office:value-type="string" office:string-value="mp4">
            <text:p>mp4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7">
            <text:p>17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8">2023/07/08</text:date>, <text:time>17:22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08T17:22:22.19</dc:date>
    <dc:creator>岩淵 謙</dc:creator>
    <meta:editing-duration>P57DT13H19M42S</meta:editing-duration>
    <meta:editing-cycles>19063</meta:editing-cycles>
    <meta:document-statistic meta:table-count="2" meta:cell-count="928" meta:object-count="0"/>
    <meta:user-defined meta:name="qrichtext">1</meta:user-defined>
  </office:meta>
</office:document-meta>
</file>